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gif" manifest:media-type="image/gif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style style:name="P1" style:parent-style-name="Normal" style:master-page-name="MP0" style:family="paragraph">
      <style:paragraph-properties fo:break-before="page"/>
      <style:text-properties fo:font-size="9pt" style:font-size-asian="9pt" style:font-size-complex="9pt"/>
    </style:style>
    <style:style style:name="P2" style:parent-style-name="Normal" style:family="paragraph">
      <style:text-properties fo:font-size="9pt" style:font-size-asian="9pt" style:font-size-complex="9pt"/>
    </style:style>
    <style:style style:name="P3" style:parent-style-name="Normal" style:family="paragraph">
      <style:text-properties fo:font-size="9pt" style:font-size-asian="9pt" style:font-size-complex="9pt"/>
    </style:style>
    <style:style style:name="P4" style:parent-style-name="Normal" style:family="paragraph">
      <style:text-properties fo:font-size="9pt" style:font-size-asian="9pt" style:font-size-complex="9pt"/>
    </style:style>
    <style:style style:name="P5" style:parent-style-name="Normal" style:family="paragraph">
      <style:text-properties fo:font-size="9pt" style:font-size-asian="9pt" style:font-size-complex="9pt"/>
    </style:style>
    <style:style style:name="P6" style:parent-style-name="Normal" style:family="paragraph">
      <style:text-properties fo:font-size="9pt" style:font-size-asian="9pt" style:font-size-complex="9pt" fo:language="it" fo:country="IT"/>
    </style:style>
    <style:style style:name="P7" style:parent-style-name="Normal" style:family="paragraph">
      <style:text-properties fo:font-size="9pt" style:font-size-asian="9pt" style:font-size-complex="9pt" fo:language="it" fo:country="IT"/>
    </style:style>
    <style:style style:name="P8" style:parent-style-name="Normal" style:family="paragraph">
      <style:text-properties fo:font-size="9pt" style:font-size-asian="9pt" style:font-size-complex="9pt"/>
    </style:style>
    <style:style style:name="P9" style:parent-style-name="Normal" style:family="paragraph">
      <style:text-properties fo:font-size="9pt" style:font-size-asian="9pt" style:font-size-complex="9pt"/>
    </style:style>
    <style:style style:name="P10" style:parent-style-name="Normal" style:family="paragraph">
      <style:text-properties fo:font-size="9pt" style:font-size-asian="9pt" style:font-size-complex="9pt"/>
    </style:style>
    <style:style style:name="P11" style:parent-style-name="Normal" style:family="paragraph">
      <style:text-properties fo:font-size="9pt" style:font-size-asian="9pt" style:font-size-complex="9pt"/>
    </style:style>
    <style:style style:name="P12" style:parent-style-name="Normal" style:family="paragraph">
      <style:text-properties fo:font-size="9pt" style:font-size-asian="9pt" style:font-size-complex="9pt"/>
    </style:style>
    <style:style style:name="P13" style:parent-style-name="Normal" style:family="paragraph">
      <style:text-properties fo:font-size="9pt" style:font-size-asian="9pt" style:font-size-complex="9pt"/>
    </style:style>
    <style:style style:name="P14" style:parent-style-name="Normal" style:family="paragraph">
      <style:text-properties fo:font-size="9pt" style:font-size-asian="9pt" style:font-size-complex="9pt"/>
    </style:style>
    <style:style style:name="TableColumn16" style:family="table-column">
      <style:table-column-properties style:column-width="2.5097in"/>
    </style:style>
    <style:style style:name="TableColumn17" style:family="table-column">
      <style:table-column-properties style:column-width="0.0458in"/>
    </style:style>
    <style:style style:name="TableColumn18" style:family="table-column">
      <style:table-column-properties style:column-width="0.0458in"/>
    </style:style>
    <style:style style:name="TableColumn19" style:family="table-column">
      <style:table-column-properties style:column-width="0.0562in"/>
    </style:style>
    <style:style style:name="Table15" style:family="table">
      <style:table-properties style:width="2.6576in" fo:margin-left="0in" table:align="left"/>
    </style:style>
    <style:style style:name="TableRow20" style:family="table-row">
      <style:table-row-properties style:min-row-height="0.1277in"/>
    </style:style>
    <style:style style:name="TableCell2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2" style:parent-style-name="Normal" style:family="paragraph">
      <style:paragraph-properties fo:margin-bottom="0in" style:line-height-at-least="0.1562in"/>
    </style:style>
    <style:style style:name="T23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24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25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2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28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2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32" style:family="table-row">
      <style:table-row-properties style:min-row-height="0.1277in"/>
    </style:style>
    <style:style style:name="TableCell3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4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35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3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3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41" style:family="table-row">
      <style:table-row-properties style:min-row-height="0.1277in"/>
    </style:style>
    <style:style style:name="TableCell4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3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4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48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4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50" style:family="table-row">
      <style:table-row-properties style:min-row-height="0.0222in"/>
    </style:style>
    <style:style style:name="TableCell5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52" style:parent-style-name="Normal" style:family="paragraph">
      <style:paragraph-properties fo:margin-bottom="0in" style:line-height-at-least="0.1562in"/>
    </style:style>
    <style:style style:name="T53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54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55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5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5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58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5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6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6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62" style:family="table-row">
      <style:table-row-properties style:min-row-height="0.1347in"/>
    </style:style>
    <style:style style:name="TableCell6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64" style:parent-style-name="Normal" style:family="paragraph">
      <style:paragraph-properties fo:margin-bottom="0in" style:line-height-at-least="0.1562in"/>
    </style:style>
    <style:style style:name="T65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66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67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68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69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7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7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74" style:family="table-row">
      <style:table-row-properties style:min-row-height="0.1277in"/>
    </style:style>
    <style:style style:name="TableCell75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76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7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78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7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8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8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8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83" style:family="table-row">
      <style:table-row-properties style:min-row-height="0.1277in"/>
    </style:style>
    <style:style style:name="TableCell8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85" style:parent-style-name="Normal" style:family="paragraph">
      <style:paragraph-properties fo:margin-bottom="0in" style:line-height-at-least="0.1562in"/>
    </style:style>
    <style:style style:name="T86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87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88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8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90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9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9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9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95" style:family="table-row">
      <style:table-row-properties style:min-row-height="0.1277in"/>
    </style:style>
    <style:style style:name="TableCell9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97" style:parent-style-name="Normal" style:family="paragraph">
      <style:paragraph-properties fo:margin-bottom="0in" style:line-height-at-least="0.1562in"/>
    </style:style>
    <style:style style:name="T98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99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10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0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0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0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0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06" style:family="table-row">
      <style:table-row-properties style:min-row-height="0.1277in"/>
    </style:style>
    <style:style style:name="TableCell107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08" style:parent-style-name="Normal" style:family="paragraph">
      <style:paragraph-properties fo:margin-bottom="0in" style:line-height-at-least="0.1562in"/>
    </style:style>
    <style:style style:name="T109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110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111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12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3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14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15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16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17" style:family="table-row">
      <style:table-row-properties style:min-row-height="0.1277in"/>
    </style:style>
    <style:style style:name="TableCell118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19" style:parent-style-name="Normal" style:family="paragraph">
      <style:paragraph-properties fo:margin-bottom="0in" style:line-height-at-least="0.1562in"/>
    </style:style>
    <style:style style:name="T120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121" style:parent-style-name="DefaultParagraphFont" style:family="text"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TableCell12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2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2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Cell126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27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/>
    </style:style>
    <style:style style:name="TableRow128" style:family="table-row">
      <style:table-row-properties style:min-row-height="0.1347in"/>
    </style:style>
    <style:style style:name="TableCell129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30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P131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P132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P133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P134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/>
    </style:style>
    <style:style style:name="P135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 fo:language="it" fo:country="IT"/>
    </style:style>
    <style:style style:name="P136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 fo:language="it" fo:country="IT"/>
    </style:style>
    <style:style style:name="P137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 fo:language="it" fo:country="IT"/>
    </style:style>
    <style:style style:name="P138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 fo:language="it" fo:country="IT"/>
    </style:style>
    <style:style style:name="P139" style:parent-style-name="Normal" style:family="paragraph">
      <style:paragraph-properties fo:margin-bottom="0in" style:line-height-at-least="0.1562in"/>
      <style:text-properties style:font-name="Verdana" style:font-name-asian="Times New Roman" style:font-name-complex="Times New Roman" fo:color="#000000" fo:font-size="7.5pt" style:font-size-asian="7.5pt" style:font-size-complex="7.5pt" fo:language="it" fo:country="IT"/>
    </style:style>
    <style:style style:name="TableCell140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41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it" fo:country="IT"/>
    </style:style>
    <style:style style:name="TableCell142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43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it" fo:country="IT"/>
    </style:style>
    <style:style style:name="TableCell144" style:family="table-cell">
      <style:table-cell-properties fo:border="none" fo:background-color="#FFFFFF" style:writing-mode="lr-tb" style:vertical-align="middle" fo:padding-top="0.0104in" fo:padding-left="0.0104in" fo:padding-bottom="0.0104in" fo:padding-right="0.0104in"/>
    </style:style>
    <style:style style:name="P145" style:parent-style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it" fo:country="IT"/>
    </style:style>
    <style:style style:name="P146" style:parent-style-name="Normal" style:family="paragraph">
      <style:text-properties fo:font-size="9pt" style:font-size-asian="9pt" style:font-size-complex="9pt" fo:language="it" fo:country="IT"/>
    </style:style>
    <style:style style:name="P147" style:parent-style-name="Normal" style:family="paragraph">
      <style:text-properties fo:font-size="9pt" style:font-size-asian="9pt" style:font-size-complex="9pt" fo:language="it" fo:country="IT"/>
    </style:style>
    <style:style style:name="T148" style:parent-style-name="DefaultParagraphFont" style:family="text">
      <style:text-properties fo:font-size="9pt" style:font-size-asian="9pt" style:font-size-complex="9pt" fo:language="it" fo:country="IT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uring the last decades a new wave of right leaning populism spread<text:s/>through European countries,<text:s/>fed by a rise in xenophobic and racist behaviors. These parties have dramatically grown in popularity during the last few years. They made<text:s/>a new turn in the way politics is perceived, as their way of communication and the topics of their agenda<text:s/>adjusted<text:s/>to what people want to hear: a simplistic interpretation of reality<text:s/>that exacerbates considerably problems<text:s/>caused by apparently external causes<text:s/>such as mass immigration and cultural liberalization<text:s/>(and<text:s/>points fingers at a perceived surrender of national sovereignty to distant and unresponsive international bodies.)<text:s/></text:p>
      <text:p text:style-name="P2">During the previous years many analysts believed that the rise of populism was an effect of the economic recession of 2008-2012. However, even as Europe’s economic recovery has gather pace, the populist surge has continued.</text:p>
      <text:p text:style-name="P3">With that said, let’s understand the magnitude of this rise, analyzing the outcome<text:s/>of elections in<text:s/>the major European countries during the last years.<text:s/><text:s text:c="2"/>!!! SINCE THE FIRST MAP SHOWS EU COUNTRIES ONLY LET’S WRITE !!!<text:s/>:<text:s/>A common cause has been identified<text:s/>as a discontent towards the European union, as against a perceived surrender of national sovereignty to distant and unresponsive international bodies that aren’t able to reflect what people ask for. In fact, in the graph below we can see how……..</text:p>
      <text:p text:style-name="P4"/>
      <text:p text:style-name="P5"/>
      <text:p text:style-name="P6">FARE DUE GRAFICI: UNO IN CUI SI VEDE IL CAMBIAMENTO DEI PARTITI DI ESTREMA DESTRA, L’ALTRO DOVE SI FA UN VOTO</text:p>
      <text:p text:style-name="P7">FRANCE</text:p>
      <text:p text:style-name="P8">UMP = Union for a Popular Movement: CENTRE-RIGHT POLITICAL PARTY IN FRANCE</text:p>
      <text:p text:style-name="P9">FCP = French Communist Party: FAR-LEFT<text:s/></text:p>
      <text:p text:style-name="P10">SP: Social Party : LEFT<text:s/></text:p>
      <text:p text:style-name="P11">PRG: Radical Party of the left: FAR-LEFT</text:p>
      <text:p text:style-name="P12">UDF: Union for French Democracy: CENTRE-RIGHT</text:p>
      <text:p text:style-name="P13">NF: National Front: FAR RIGHT POPULIST</text:p>
      <text:p text:style-name="P14">MoDem: Democratic movement: CENTRE</text:p>
      <table:table table:style-name="Table15">
        <table:table-columns>
          <table:table-column table:style-name="TableColumn16"/>
          <table:table-column table:style-name="TableColumn17"/>
          <table:table-column table:style-name="TableColumn18"/>
          <table:table-column table:style-name="TableColumn19"/>
        </table:table-columns>
        <table:table-row table:style-name="TableRow20">
          <table:table-cell table:style-name="TableCell21">
            <text:p text:style-name="P22"><text:span text:style-name="T23">DivD - Miscellaneous Right </text:span><text:span text:style-name="T24"><draw:frame draw:style-name="a0" draw:name="Picture 10" text:anchor-type="as-char" svg:x="0in" svg:y="0in" svg:width="0.075in" svg:height="0.10833in" style:rel-width="scale" style:rel-height="scale"><draw:image xlink:href="media/image1.gif" xlink:type="simple" xlink:show="embed" xlink:actuate="onLoad"/><svg:title/><svg:desc>sort</svg:desc></draw:frame></text:span><text:span text:style-name="T25"><text:s/>Right</text:span></text:p>
          </table:table-cell>
          <table:table-cell table:style-name="TableCell26">
            <text:p text:style-name="P27"/>
          </table:table-cell>
          <table:table-cell table:style-name="TableCell28">
            <text:p text:style-name="P29"/>
          </table:table-cell>
          <table:table-cell table:style-name="TableCell30">
            <text:p text:style-name="P31"/>
          </table:table-cell>
        </table:table-row>
        <table:table-row table:style-name="TableRow32">
          <table:table-cell table:style-name="TableCell33">
            <text:p text:style-name="P34">REG - Regionalists and separatists<text:s/>populist</text:p>
          </table:table-cell>
          <table:table-cell table:style-name="TableCell35">
            <text:p text:style-name="P36"/>
          </table:table-cell>
          <table:table-cell table:style-name="TableCell37">
            <text:p text:style-name="P38"/>
          </table:table-cell>
          <table:table-cell table:style-name="TableCell39">
            <text:p text:style-name="P40"/>
          </table:table-cell>
        </table:table-row>
        <table:table-row table:style-name="TableRow41">
          <table:table-cell table:style-name="TableCell42">
            <text:p text:style-name="P43"/>
          </table:table-cell>
          <table:table-cell table:style-name="TableCell44">
            <text:p text:style-name="P45"/>
          </table:table-cell>
          <table:table-cell table:style-name="TableCell46">
            <text:p text:style-name="P47"/>
          </table:table-cell>
          <table:table-cell table:style-name="TableCell48">
            <text:p text:style-name="P49"/>
          </table:table-cell>
        </table:table-row>
        <table:table-row table:style-name="TableRow50">
          <table:table-cell table:style-name="TableCell51">
            <text:p text:style-name="P52"><text:span text:style-name="T53">Verts - The Greens </text:span><text:span text:style-name="T54"><draw:frame draw:style-name="a1" draw:name="Picture 7" text:anchor-type="as-char" svg:x="0in" svg:y="0in" svg:width="0.075in" svg:height="0.10833in" style:rel-width="scale" style:rel-height="scale"><draw:image xlink:href="media/image1.gif" xlink:type="simple" xlink:show="embed" xlink:actuate="onLoad"/><svg:title/><svg:desc>sort</svg:desc></draw:frame></text:span><text:span text:style-name="T55"><text:s/>left</text:span></text:p>
          </table:table-cell>
          <table:table-cell table:style-name="TableCell56">
            <text:p text:style-name="P57"/>
          </table:table-cell>
          <table:table-cell table:style-name="TableCell58">
            <text:p text:style-name="P59"/>
          </table:table-cell>
          <table:table-cell table:style-name="TableCell60">
            <text:p text:style-name="P61"/>
          </table:table-cell>
        </table:table-row>
        <table:table-row table:style-name="TableRow62">
          <table:table-cell table:style-name="TableCell63">
            <text:p text:style-name="P64"><text:span text:style-name="T65">DIV - Miscellaneous </text:span><text:span text:style-name="T66"><draw:frame draw:style-name="a2" draw:name="Picture 6" text:anchor-type="as-char" svg:x="0in" svg:y="0in" svg:width="0.075in" svg:height="0.10833in" style:rel-width="scale" style:rel-height="scale"><draw:image xlink:href="media/image1.gif" xlink:type="simple" xlink:show="embed" xlink:actuate="onLoad"/><svg:title/><svg:desc>sort</svg:desc></draw:frame></text:span><text:span text:style-name="T67"><text:s/></text:span></text:p>
          </table:table-cell>
          <table:table-cell table:style-name="TableCell68">
            <text:p text:style-name="P69"/>
          </table:table-cell>
          <table:table-cell table:style-name="TableCell70">
            <text:p text:style-name="P71"/>
          </table:table-cell>
          <table:table-cell table:style-name="TableCell72">
            <text:p text:style-name="P73"/>
          </table:table-cell>
        </table:table-row>
        <table:table-row table:style-name="TableRow74">
          <table:table-cell table:style-name="TableCell75">
            <text:p text:style-name="P76"/>
          </table:table-cell>
          <table:table-cell table:style-name="TableCell77">
            <text:p text:style-name="P78"/>
          </table:table-cell>
          <table:table-cell table:style-name="TableCell79">
            <text:p text:style-name="P80"/>
          </table:table-cell>
          <table:table-cell table:style-name="TableCell81">
            <text:p text:style-name="P82"/>
          </table:table-cell>
        </table:table-row>
        <table:table-row table:style-name="TableRow83">
          <table:table-cell table:style-name="TableCell84">
            <text:p text:style-name="P85"><text:span text:style-name="T86">MPF - Movement for France </text:span><text:span text:style-name="T87"><draw:frame draw:style-name="a3" draw:name="Picture 4" text:anchor-type="as-char" svg:x="0in" svg:y="0in" svg:width="0.075in" svg:height="0.10833in" style:rel-width="scale" style:rel-height="scale"><draw:image xlink:href="media/image1.gif" xlink:type="simple" xlink:show="embed" xlink:actuate="onLoad"/><svg:title/><svg:desc>sort</svg:desc></draw:frame></text:span><text:span text:style-name="T88"><text:s/>right</text:span></text:p>
          </table:table-cell>
          <table:table-cell table:style-name="TableCell89">
            <text:p text:style-name="P90"/>
          </table:table-cell>
          <table:table-cell table:style-name="TableCell91">
            <text:p text:style-name="P92"/>
          </table:table-cell>
          <table:table-cell table:style-name="TableCell93">
            <text:p text:style-name="P94"/>
          </table:table-cell>
        </table:table-row>
        <table:table-row table:style-name="TableRow95">
          <table:table-cell table:style-name="TableCell96">
            <text:p text:style-name="P97"><text:span text:style-name="T98">DivEG - Other far-left </text:span><text:span text:style-name="T99"><draw:frame draw:style-name="a4" draw:name="Picture 3" text:anchor-type="as-char" svg:x="0in" svg:y="0in" svg:width="0.075in" svg:height="0.10833in" style:rel-width="scale" style:rel-height="scale"><draw:image xlink:href="media/image1.gif" xlink:type="simple" xlink:show="embed" xlink:actuate="onLoad"/><svg:title/><svg:desc>sort</svg:desc></draw:frame></text:span></text:p>
          </table:table-cell>
          <table:table-cell table:style-name="TableCell100">
            <text:p text:style-name="P101"/>
          </table:table-cell>
          <table:table-cell table:style-name="TableCell102">
            <text:p text:style-name="P103"/>
          </table:table-cell>
          <table:table-cell table:style-name="TableCell104">
            <text:p text:style-name="P105"/>
          </table:table-cell>
        </table:table-row>
        <table:table-row table:style-name="TableRow106">
          <table:table-cell table:style-name="TableCell107">
            <text:p text:style-name="P108"><text:span text:style-name="T109">CPNT - Hunting, Fishing, Nature, Traditions </text:span><text:span text:style-name="T110">NA</text:span></text:p>
          </table:table-cell>
          <table:table-cell table:style-name="TableCell111">
            <text:p text:style-name="P112"/>
          </table:table-cell>
          <table:table-cell table:style-name="TableCell113">
            <text:p text:style-name="P114"/>
          </table:table-cell>
          <table:table-cell table:style-name="TableCell115">
            <text:p text:style-name="P116"/>
          </table:table-cell>
        </table:table-row>
        <table:table-row table:style-name="TableRow117">
          <table:table-cell table:style-name="TableCell118">
            <text:p text:style-name="P119"><text:span text:style-name="T120">ECO - Other ecologists </text:span><text:span text:style-name="T121"><draw:frame draw:style-name="a5" draw:name="Picture 1" text:anchor-type="as-char" svg:x="0in" svg:y="0in" svg:width="0.075in" svg:height="0.10833in" style:rel-width="scale" style:rel-height="scale"><draw:image xlink:href="media/image1.gif" xlink:type="simple" xlink:show="embed" xlink:actuate="onLoad"/><svg:title/><svg:desc>sort</svg:desc></draw:frame></text:span></text:p>
          </table:table-cell>
          <table:table-cell table:style-name="TableCell122">
            <text:p text:style-name="P123"/>
          </table:table-cell>
          <table:table-cell table:style-name="TableCell124">
            <text:p text:style-name="P125"/>
          </table:table-cell>
          <table:table-cell table:style-name="TableCell126">
            <text:p text:style-name="P127"/>
          </table:table-cell>
        </table:table-row>
        <table:table-row table:style-name="TableRow128">
          <table:table-cell table:style-name="TableCell129">
            <text:p text:style-name="P130">DivED - Other far-right </text:p>
            <text:p text:style-name="P131"/>
            <text:p text:style-name="P132">Italy</text:p>
            <text:p text:style-name="P133">DC: Democrazia Cristiana <text:s/>centre<text:s/></text:p>
            <text:p text:style-name="P134">PDS: Democratic Party of the left left</text:p>
            <text:p text:style-name="P135">PSI: Partito socialista italiano <text:s text:c="5"/>left</text:p>
            <text:p text:style-name="P136">LEGA: populism</text:p>
            <text:p text:style-name="P137">FI: <text:s/>rigth</text:p>
            <text:p text:style-name="P138"/>
            <text:p text:style-name="P139">UK</text:p>
          </table:table-cell>
          <table:table-cell table:style-name="TableCell140">
            <text:p text:style-name="P141"/>
          </table:table-cell>
          <table:table-cell table:style-name="TableCell142">
            <text:p text:style-name="P143"/>
          </table:table-cell>
          <table:table-cell table:style-name="TableCell144">
            <text:p text:style-name="P145"/>
          </table:table-cell>
        </table:table-row>
      </table:table>
      <text:p text:style-name="P146">Conservative:<text:s/>right</text:p>
      <text:p text:style-name="P147">Lab: left</text:p>
      <text:p text:style-name="Normal"><text:span text:style-name="T148">LD = LEFT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Verdana" svg:font-family="Verdana" style:font-family-generic="swiss" style:font-pitch="variable" svg:panose-1="2 11 6 4 3 5 4 4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5in"/>
      <style:text-properties style:font-name="Calibri" style:font-name-asian="Calibri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n" fo:country="US" style:language-asian="en" style:country-asian="US" style:language-complex="ar" style:country-complex="SA" style:text-combine="none" fo:hyphenate="true"/>
    </style:default-style>
    <style:style style:name="Normal" style:display-name="Normal" style:family="paragraph">
      <style:text-properties fo:hyphenate="false"/>
    </style:style>
    <style:style style:name="DefaultParagraphFont" style:display-name="Default Paragraph Font" style:family="text"/>
    <style:style style:name="ListParagraph" style:display-name="List Paragraph" style:family="paragraph" style:parent-style-name="Normal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)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Francesco Ignazio Re</meta:initial-creator>
    <dc:creator>Francesco Ignazio Re</dc:creator>
    <meta:creation-date>2018-04-17T22:45:00Z</meta:creation-date>
    <dc:date>2018-04-22T14:58:00Z</dc:date>
    <meta:template xlink:href="Normal.dotm" xlink:type="simple"/>
    <meta:editing-cycles>4</meta:editing-cycles>
    <meta:editing-duration>PT173280S</meta:editing-duration>
    <meta:document-statistic meta:page-count="1" meta:paragraph-count="4" meta:word-count="348" meta:character-count="2331" meta:row-count="16" meta:non-whitespace-character-count="1987"/>
  </office:meta>
</office:document-meta>
</file>